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476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5cm" svg:x="2.5cm" svg:y="13.5cm">
          <text:p text:style-name="P1">UNSPECIFI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0.5cm" svg:y="10.5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.5cm" svg:x="10.8cm" svg:y="17.4cm">
          <text:p text:style-name="P1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.5cm" svg:x="10.5cm" svg:y="13.7cm">
          <text:p text:style-name="P1">XXX</text:p>
          <text:p text:style-name="P1"><text:span text:style-name="T1">(Custom</text:span></text:p>
          <text:p text:style-name="P1"><text:span text:style-name="T1">Stat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cm" svg:y1="16cm" svg:x2="11cm" svg:y2="18.5cm">
          <text:p/>
        </draw:line>
        <draw:line draw:style-name="gr2" draw:text-style-name="P1" draw:layer="layout" svg:x1="5cm" svg:y1="13.5cm" svg:x2="10.5cm" svg:y2="11.5cm">
          <text:p/>
        </draw:line>
        <draw:line draw:style-name="gr2" draw:text-style-name="P1" draw:layer="layout" svg:x1="7.5cm" svg:y1="15cm" svg:x2="10.5cm" svg:y2="15cm">
          <text:p/>
        </draw:line>
        <draw:frame draw:style-name="gr3" draw:layer="layout" svg:width="3.597cm" svg:height="0.725cm" svg:x="5.675cm" svg:y="12.1cm">
          <draw:text-box>
            <text:p><text:span text:style-name="T2">OK/set End time</text:span></text:p>
          </draw:text-box>
        </draw:frame>
        <draw:frame draw:style-name="gr4" draw:layer="layout" svg:width="5.097cm" svg:height="0.726cm" svg:x="7.203cm" svg:y="13.8cm">
          <draw:text-box>
            <text:p><text:span text:style-name="T2">XXX/set End time</text:span></text:p>
          </draw:text-box>
        </draw:frame>
        <draw:frame draw:style-name="gr4" draw:layer="layout" svg:width="10.5cm" svg:height="0.726cm" svg:x="5cm" svg:y="16.774cm">
          <draw:text-box>
            <text:p><text:span text:style-name="T2">ERROR/set End time &amp;Capture ERROR</text:span></text:p>
          </draw:text-box>
        </draw:frame>
        <draw:custom-shape draw:style-name="gr5" draw:text-style-name="P1" draw:layer="layout" svg:width="0.5cm" svg:height="0.5cm" svg:x="4.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713cm" svg:y1="11.6cm" svg:x2="4.713cm" svg:y2="13.6cm">
          <text:p/>
        </draw:line>
        <draw:custom-shape draw:style-name="gr6" draw:text-style-name="P1" draw:layer="layout" svg:width="0.5cm" svg:height="0.5cm" svg:x="16.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cm" svg:y1="11.5cm" svg:x2="17cm" svg:y2="15cm">
          <text:p/>
        </draw:line>
        <draw:line draw:style-name="gr2" draw:text-style-name="P1" draw:layer="layout" svg:x1="14cm" svg:y1="15cm" svg:x2="17cm" svg:y2="15cm">
          <text:p/>
        </draw:line>
        <draw:line draw:style-name="gr2" draw:text-style-name="P1" draw:layer="layout" svg:x1="14cm" svg:y1="18.5cm" svg:x2="17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tos </meta:initial-creator>
    <meta:creation-date>2015-05-04T10:32:27</meta:creation-date>
    <dc:date>2015-05-04T10:39:08</dc:date>
    <dc:creator>mantos </dc:creator>
    <meta:editing-duration>PT00H06M42S</meta:editing-duration>
    <meta:editing-cycles>1</meta:editing-cycles>
    <meta:document-statistic meta:object-count="16"/>
    <meta:generator>OpenOffice.org/3.2$Linux OpenOffice.org_project/320m19$Build-9505</meta:generator>
  </office:meta>
</office:document-meta>
</file>